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90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10.927cm"/>
    </style:style>
    <style:style style:name="co7" style:family="table-column">
      <style:table-column-properties fo:break-before="auto" style:column-width="9.513cm"/>
    </style:style>
    <style:style style:name="co8" style:family="table-column">
      <style:table-column-properties fo:break-before="auto" style:column-width="10.22cm"/>
    </style:style>
    <style:style style:name="co9" style:family="table-column">
      <style:table-column-properties fo:break-before="auto" style:column-width="15.884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25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25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25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25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25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36" style:family="table-cell" style:parent-style-name="Default">
      <style:text-properties fo:color="#c9211e"/>
    </style:style>
    <style:style style:name="ce37" style:family="table-cell" style:parent-style-name="Default">
      <style:table-cell-properties fo:border="0.74pt solid #000000"/>
      <style:text-properties fo:color="#c9211e"/>
    </style:style>
    <style:style style:name="gr1" style:family="graphic">
      <style:graphic-properties draw:textarea-horizontal-align="justify" draw:textarea-vertical-align="middle" draw:auto-grow-height="false" fo:min-height="4.62cm" fo:min-width="4.62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4.675cm" fo:min-width="4.675cm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gr4" style:family="graphic">
      <style:graphic-properties draw:stroke="none" svg:stroke-color="#000000" draw:fill="none" draw:fill-color="#ffffff" fo:min-height="0.612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23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追加機能一覧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32"/>
        <table:table-row table:style-name="ro1">
          <table:table-cell table:style-name="ce24" office:value-type="string" calcext:value-type="string">
            <text:p>追加機能候補</text:p>
          </table:table-cell>
          <table:table-cell table:style-name="ce24" office:value-type="string" calcext:value-type="string">
            <text:p>実装優先度</text:p>
          </table:table-cell>
          <table:table-cell table:style-name="ce24" office:value-type="string" calcext:value-type="string">
            <text:p>実装時有益度</text:p>
          </table:table-cell>
          <table:table-cell table:style-name="ce24" office:value-type="string" calcext:value-type="string">
            <text:p>実装難易度</text:p>
          </table:table-cell>
          <table:table-cell table:style-name="ce27" office:value-type="string" calcext:value-type="string">
            <text:p>総合実装優先度</text:p>
          </table:table-cell>
        </table:table-row>
        <table:table-row table:style-name="ro1">
          <table:table-cell table:style-name="ce25" office:value-type="string" calcext:value-type="string">
            <text:p>出荷数記録表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B2]+[.C2]-[.D2])/2" office:value-type="float" office:value="3.5" calcext:value-type="float">
            <text:p>3.5</text:p>
          </table:table-cell>
        </table:table-row>
        <table:table-row table:style-name="ro1">
          <table:table-cell table:style-name="ce25" office:value-type="string" calcext:value-type="string">
            <text:p>注文記録表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B3]+[.C3]-[.D3])/2" office:value-type="float" office:value="3.5" calcext:value-type="float">
            <text:p>3.5</text:p>
          </table:table-cell>
        </table:table-row>
        <table:table-row table:style-name="ro1">
          <table:table-cell table:style-name="ce25" office:value-type="string" calcext:value-type="string">
            <text:p>出荷進捗記録表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([.B4]+[.C4]-[.D4])/2" office:value-type="float" office:value="2.5" calcext:value-type="float">
            <text:p>2.5</text:p>
          </table:table-cell>
        </table:table-row>
        <table:table-row table:style-name="ro1">
          <table:table-cell table:style-name="ce25" office:value-type="string" calcext:value-type="string">
            <text:p>出荷先別アラート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7" table:formula="of:=([.B5]+[.C5]-[.D5])/2" office:value-type="float" office:value="1" calcext:value-type="float">
            <text:p>1.0</text:p>
          </table:table-cell>
        </table:table-row>
        <table:table-row table:style-name="ro1">
          <table:table-cell table:style-name="ce25" office:value-type="string" calcext:value-type="string">
            <text:p>圃場進捗記録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7" table:formula="of:=([.B6]+[.C6]-[.D6])/2" office:value-type="float" office:value="0.5" calcext:value-type="float">
            <text:p>0.5</text:p>
          </table:table-cell>
        </table:table-row>
        <table:table-row table:style-name="ro1">
          <table:table-cell table:style-name="ce25" office:value-type="string" calcext:value-type="string">
            <text:p>圃場作業記録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([.B7]+[.C7]-[.D7])/2" office:value-type="float" office:value="2" calcext:value-type="float">
            <text:p>2.0</text:p>
          </table:table-cell>
        </table:table-row>
        <table:table-row table:style-name="ro1">
          <table:table-cell table:style-name="ce25" office:value-type="string" calcext:value-type="string">
            <text:p>圃場収穫状況記録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formula="of:=([.B8]+[.C8]-[.D8])/2" office:value-type="float" office:value="0.5" calcext:value-type="float">
            <text:p>0.5</text:p>
          </table:table-cell>
        </table:table-row>
        <table:table-row table:style-name="ro1">
          <table:table-cell table:style-name="ce25" office:value-type="string" calcext:value-type="string">
            <text:p>圃場空き状況記録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7" table:formula="of:=([.B9]+[.C9]-[.D9])/2" office:value-type="float" office:value="-0.5" calcext:value-type="float">
            <text:p>-0.5</text:p>
          </table:table-cell>
        </table:table-row>
        <table:table-row table:style-name="ro1">
          <table:table-cell table:style-name="ce25" office:value-type="string" calcext:value-type="string">
            <text:p>圃場別栽培日数記録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formula="of:=([.B10]+[.C10]-[.D10])/2" office:value-type="float" office:value="-0.5" calcext:value-type="float">
            <text:p>-0.5</text:p>
          </table:table-cell>
        </table:table-row>
        <table:table-row table:style-name="ro1">
          <table:table-cell table:style-name="ce25" office:value-type="string" calcext:value-type="string">
            <text:p>天気アラート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([.B11]+[.C11]-[.D11])/2" office:value-type="float" office:value="2.5" calcext:value-type="float">
            <text:p>2.5</text:p>
          </table:table-cell>
        </table:table-row>
        <table:table-row table:style-name="ro1">
          <table:table-cell table:style-name="ce25" office:value-type="string" calcext:value-type="string">
            <text:p>気温アラート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([.B12]+[.C12]-[.D12])/2" office:value-type="float" office:value="2" calcext:value-type="float">
            <text:p>2.0</text:p>
          </table:table-cell>
        </table:table-row>
        <table:table-row table:style-name="ro1">
          <table:table-cell table:style-name="ce25" office:value-type="string" calcext:value-type="string">
            <text:p>防除アラート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formula="of:=([.B13]+[.C13]-[.D13])/2" office:value-type="float" office:value="0.5" calcext:value-type="float">
            <text:p>0.5</text:p>
          </table:table-cell>
        </table:table-row>
        <table:table-row table:style-name="ro1">
          <table:table-cell table:style-name="ce25" office:value-type="string" calcext:value-type="string">
            <text:p>生育アラート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7" table:formula="of:=([.B14]+[.C14]-[.D14])/2" office:value-type="float" office:value="-0.5" calcext:value-type="float">
            <text:p>-0.5</text:p>
          </table:table-cell>
        </table:table-row>
        <table:table-row table:style-name="ro1">
          <table:table-cell table:style-name="ce25" office:value-type="string" calcext:value-type="string">
            <text:p>防除進捗記録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31" table:formula="of:=([.B15]+[.C15]-[.D15])/2" office:value-type="float" office:value="1.5" calcext:value-type="float">
            <text:p>1.5</text:p>
          </table:table-cell>
        </table:table-row>
        <table:table-row table:style-name="ro1">
          <table:table-cell table:style-name="ce25" office:value-type="string" calcext:value-type="string">
            <text:p>ポルトガル翻訳機能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31" table:formula="of:=([.B16]+[.C16]-[.D16])/2" office:value-type="float" office:value="1.5" calcext:value-type="float">
            <text:p>1.5</text:p>
          </table:table-cell>
        </table:table-row>
        <table:table-row table:style-name="ro1">
          <table:table-cell table:style-name="ce25" office:value-type="string" calcext:value-type="string">
            <text:p>圃場場所地図表示・ログ機能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7" table:formula="of:=([.B17]+[.C17]-[.D17])/2" office:value-type="float" office:value="1" calcext:value-type="float">
            <text:p>1.0</text:p>
          </table:table-cell>
        </table:table-row>
        <table:table-row table:style-name="ro1">
          <table:table-cell table:style-name="ce25" office:value-type="string" calcext:value-type="string">
            <text:p>ストリートビューDL機能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table:formula="of:=([.B18]+[.C18]-[.D18])/2" office:value-type="float" office:value="1.5" calcext:value-type="float">
            <text:p>1.5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機能説明" table:style-name="ta1">
        <table:table-column table:style-name="co1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24" office:value-type="string" calcext:value-type="string">
            <text:p>The name of function</text:p>
          </table:table-cell>
          <table:table-cell table:style-name="ce33" office:value-type="string" calcext:value-type="string">
            <text:p>Basic Function</text:p>
          </table:table-cell>
          <table:table-cell table:style-name="ce34" office:value-type="string" calcext:value-type="string">
            <text:p>Advanced Function1</text:p>
          </table:table-cell>
          <table:table-cell table:style-name="ce34" office:value-type="string" calcext:value-type="string">
            <text:p>A.F 2</text:p>
          </table:table-cell>
          <table:table-cell table:style-name="ce34" office:value-type="string" calcext:value-type="string">
            <text:p>A.F 3</text:p>
          </table:table-cell>
          <table:table-cell table:style-name="ce34"/>
        </table:table-row>
        <table:table-row table:style-name="ro1">
          <table:table-cell office:value-type="string" calcext:value-type="string">
            <text:p>出荷数記録表</text:p>
          </table:table-cell>
          <table:table-cell office:value-type="string" calcext:value-type="string">
            <text:p>品目別に日時と出荷数を記録</text:p>
          </table:table-cell>
          <table:table-cell office:value-type="string" calcext:value-type="string">
            <text:p>出荷準備物の実数と必要出荷数を比較、達成時通知</text:p>
          </table:table-cell>
          <table:table-cell office:value-type="string" calcext:value-type="string">
            <text:p>冷蔵庫内の在庫も計算</text:p>
          </table:table-cell>
          <table:table-cell table:style-name="ce25" office:value-type="string" calcext:value-type="string">
            <text:p>不足分、または追加分等を品目別に収穫班に通知</text:p>
          </table:table-cell>
          <table:table-cell/>
        </table:table-row>
        <table:table-row table:style-name="ro1">
          <table:table-cell office:value-type="string" calcext:value-type="string">
            <text:p>注文記録表</text:p>
          </table:table-cell>
          <table:table-cell office:value-type="string" calcext:value-type="string">
            <text:p>品目別に日時と注文数を記録</text:p>
          </table:table-cell>
          <table:table-cell office:value-type="string" calcext:value-type="string">
            <text:p>追加注文、発注キャンセル時修正して記録</text:p>
          </table:table-cell>
          <table:table-cell office:value-type="string" calcext:value-type="string">
            <text:p>１～２週間単位で表示</text:p>
          </table:table-cell>
          <table:table-cell table:style-name="ce25" office:value-type="string" calcext:value-type="string">
            <text:p>月次、年次で注文量推移を可視化</text:p>
          </table:table-cell>
          <table:table-cell/>
        </table:table-row>
        <table:table-row table:style-name="ro1">
          <table:table-cell office:value-type="string" calcext:value-type="string">
            <text:p>出荷進捗記録表</text:p>
          </table:table-cell>
          <table:table-cell office:value-type="string" calcext:value-type="string">
            <text:p>出荷先別に出荷物の準備達成率を表示</text:p>
          </table:table-cell>
          <table:table-cell office:value-type="string" calcext:value-type="string">
            <text:p>前倒し出荷時も記録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出荷先別アラート</text:p>
          </table:table-cell>
          <table:table-cell office:value-type="string" calcext:value-type="string">
            <text:p>出荷品目を間違えた時、警報を通知</text:p>
          </table:table-cell>
          <table:table-cell office:value-type="string" calcext:value-type="string">
            <text:p>出荷物の数量を間違えた時、警報を通知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進捗記録</text:p>
          </table:table-cell>
          <table:table-cell office:value-type="string" calcext:value-type="string">
            <text:p>ハウス別に作業の完了状況を記録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作業記録</text:p>
          </table:table-cell>
          <table:table-cell office:value-type="string" calcext:value-type="string">
            <text:p>作業を大まかなキーワードで記録</text:p>
          </table:table-cell>
          <table:table-cell office:value-type="string" calcext:value-type="string">
            <text:p>タイムリミット設定で、次作業のアラート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収穫状況記録</text:p>
          </table:table-cell>
          <table:table-cell office:value-type="string" calcext:value-type="string">
            <text:p>品目別に定植数から、在庫を概算</text:p>
          </table:table-cell>
          <table:table-cell office:value-type="string" calcext:value-type="string">
            <text:p>収穫量と出荷量からロス率を計算</text:p>
          </table:table-cell>
          <table:table-cell office:value-type="string" calcext:value-type="string">
            <text:p>ロス率を踏まえ、ハウス別に予測出荷可能量を通知</text:p>
          </table:table-cell>
          <table:table-cell table:style-name="ce25" office:value-type="string" calcext:value-type="string">
            <text:p>出荷可能な圃場、完成圃場、ロス率を踏まえ、現時点での会社全体の品目別予測出荷可能量を計算</text:p>
          </table:table-cell>
          <table:table-cell/>
        </table:table-row>
        <table:table-row table:style-name="ro1">
          <table:table-cell office:value-type="string" calcext:value-type="string">
            <text:p>圃場空き状況記録</text:p>
          </table:table-cell>
          <table:table-cell office:value-type="string" calcext:value-type="string">
            <text:p>収穫がおわったハウスを通知</text:p>
          </table:table-cell>
          <table:table-cell office:value-type="string" calcext:value-type="string">
            <text:p>品目別に定植可能量を計算、ハウス別の空き容量を通知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圃場別栽培日数記録</text:p>
          </table:table-cell>
          <table:table-cell office:value-type="string" calcext:value-type="string">
            <text:p>ハウス別に定植日と収穫予定日を記録</text:p>
          </table:table-cell>
          <table:table-cell office:value-type="string" calcext:value-type="string">
            <text:p>春夏秋冬で計算する日数を微調整</text:p>
          </table:table-cell>
          <table:table-cell office:value-type="string" calcext:value-type="string">
            <text:p>気温を取得し、積算気温で収穫日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気アラート</text:p>
          </table:table-cell>
          <table:table-cell office:value-type="string" calcext:value-type="string">
            <text:p>雨雲レーダーの通知を転送</text:p>
          </table:table-cell>
          <table:table-cell office:value-type="string" calcext:value-type="string">
            <text:p>三日前に雨天をアラート</text:p>
          </table:table-cell>
          <table:table-cell office:value-type="string" calcext:value-type="string">
            <text:p>一週間前に雨天の可能性から障害がありそうな作業をアラ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気温アラート</text:p>
          </table:table-cell>
          <table:table-cell office:value-type="string" calcext:value-type="string">
            <text:p>設定した気温の範囲を超えるときアラート</text:p>
          </table:table-cell>
          <table:table-cell office:value-type="string" calcext:value-type="string">
            <text:p>設定した気温を下回るときアラート</text:p>
          </table:table-cell>
          <table:table-cell office:value-type="string" calcext:value-type="string">
            <text:p>ハウス別にアラ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防除アラート</text:p>
          </table:table-cell>
          <table:table-cell office:value-type="string" calcext:value-type="string">
            <text:p>定植日から14日ごとにアラート</text:p>
          </table:table-cell>
          <table:table-cell office:value-type="string" calcext:value-type="string">
            <text:p>定植日から作物ごとに微調整してアラート</text:p>
          </table:table-cell>
          <table:table-cell office:value-type="string" calcext:value-type="string">
            <text:p>防疫情報を取得して病害虫予報をアラ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生育アラート</text:p>
          </table:table-cell>
          <table:table-cell office:value-type="string" calcext:value-type="string">
            <text:p>収穫予定日を超えたらアラート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防除進捗記録</text:p>
          </table:table-cell>
          <table:table-cell office:value-type="string" calcext:value-type="string">
            <text:p>ハウス別に作物の防除実施を記録</text:p>
          </table:table-cell>
          <table:table-cell office:value-type="string" calcext:value-type="string">
            <text:p>実施日から適用の使用時期をアラート</text:p>
          </table:table-cell>
          <table:table-cell office:value-type="string" calcext:value-type="string">
            <text:p>実施された防除の薬剤名を記録、使用上限時はアラート</text:p>
          </table:table-cell>
          <table:table-cell table:style-name="ce25" office:value-type="string" calcext:value-type="string">
            <text:p>薬効残存期間の収穫にはアラート</text:p>
          </table:table-cell>
          <table:table-cell/>
        </table:table-row>
        <table:table-row table:style-name="ro1">
          <table:table-cell office:value-type="string" calcext:value-type="string">
            <text:p>ポルトガル翻訳機能</text:p>
          </table:table-cell>
          <table:table-cell office:value-type="string" calcext:value-type="string">
            <text:p>単語にカーソルを合わせるとポルトガル語を表示</text:p>
          </table:table-cell>
          <table:table-cell office:value-type="string" calcext:value-type="string">
            <text:p>言語を選択すると、アプリ全体がポルトガル語表示に変化</text:p>
          </table:table-cell>
          <table:table-cell office:value-type="string" calcext:value-type="string">
            <text:p>Google翻訳をモジュールでいつでも呼び出せ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圃場場所地図表示・ログ機能</text:p>
          </table:table-cell>
          <table:table-cell office:value-type="string" calcext:value-type="string">
            <text:p>畑の位置情報を取得し、登録する</text:p>
          </table:table-cell>
          <table:table-cell office:value-type="string" calcext:value-type="string">
            <text:p>登録した畑をGMAPに表示する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ストリートビューDL機能</text:p>
          </table:table-cell>
          <table:table-cell office:value-type="string" calcext:value-type="string">
            <text:p>畑の位置情報から隣接周辺のストリートビューを取得して表示する</text:p>
          </table:table-cell>
          <table:table-cell/>
          <table:table-cell table:style-name="Default"/>
          <table:table-cell table:number-columns-repeated="2"/>
        </table:table-row>
      </table:table>
      <table:table table:name="画面遷移図" table:style-name="ta1">
        <table:shapes>
          <draw:custom-shape draw:z-index="0" draw:name="シェイプ 1" draw:style-name="gr1" draw:text-style-name="P1" table:table-background="true" svg:width="4.62cm" svg:height="4.62cm" svg:x="3.413cm" svg:y="3.772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table:table-background="true" svg:width="4.675cm" svg:height="4.675cm" svg:x="10.018cm" svg:y="3.772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3" draw:style-name="gr1" draw:text-style-name="P1" table:table-background="true" svg:width="4.62cm" svg:height="4.62cm" svg:x="3.468cm" svg:y="9.749cm">
            <text:p/>
            <draw:enhanced-geometry svg:viewBox="0 0 21600 21600" draw:type="rectangle" draw:enhanced-path="M 0 0 L 21600 0 21600 21600 0 21600 0 0 Z N"/>
          </draw:custom-shape>
          <draw:line draw:z-index="3" draw:name="水平線 1" draw:style-name="gr3" draw:text-style-name="P1" svg:x1="4.598cm" svg:y1="0.664cm" svg:x2="6.578cm" svg:y2="0.664cm">
            <text:p/>
          </draw:line>
          <draw:line draw:z-index="4" draw:name="線 1" draw:style-name="gr3" draw:text-style-name="P1" svg:x1="5.533cm" svg:y1="0.744cm" svg:x2="5.561cm" svg:y2="1.673cm">
            <text:p/>
          </draw:line>
          <draw:line draw:z-index="5" draw:name="線 2" draw:style-name="gr3" draw:text-style-name="P1" svg:x1="6.883cm" svg:y1="1.966cm" svg:x2="10.128cm" svg:y2="2.019cm">
            <text:p/>
          </draw:line>
          <draw:line draw:z-index="6" draw:name="線 3" draw:style-name="gr3" draw:text-style-name="P1" svg:x1="12.69cm" svg:y1="1.992cm" svg:x2="14.504cm" svg:y2="1.966cm">
            <text:p/>
          </draw:line>
          <draw:line draw:z-index="7" draw:name="垂直線 1" draw:style-name="gr3" draw:text-style-name="P1" svg:x1="13.597cm" svg:y1="2.045cm" svg:x2="13.597cm" svg:y2="2.922cm">
            <text:p/>
          </draw:line>
          <draw:line draw:z-index="8" draw:name="水平線 2" draw:style-name="gr3" draw:text-style-name="P1" svg:x1="13.79cm" svg:y1="2.922cm" svg:x2="15.027cm" svg:y2="2.922cm">
            <text:p/>
          </draw:line>
          <draw:line draw:z-index="9" draw:name="垂直線 2" draw:style-name="gr3" draw:text-style-name="P1" svg:x1="5.506cm" svg:y1="2.391cm" svg:x2="5.506cm" svg:y2="3.772cm">
            <text:p/>
          </draw:line>
          <draw:line draw:z-index="10" draw:name="線 4" draw:style-name="gr3" draw:text-style-name="P1" svg:x1="11.313cm" svg:y1="2.417cm" svg:x2="11.34cm" svg:y2="3.666cm">
            <text:p/>
          </draw:line>
          <draw:frame draw:z-index="11" draw:name="テキスト枠 1" draw:style-name="gr4" draw:text-style-name="P2" svg:width="2.893cm" svg:height="0.612cm" svg:x="2.836cm" svg:y="3.319cm">
            <draw:text-box>
              <text:p>圃場関連画面</text:p>
            </draw:text-box>
          </draw:frame>
          <draw:frame draw:z-index="12" draw:name="テキスト枠 2" draw:style-name="gr5" draw:text-style-name="P2" svg:width="3.052cm" svg:height="0.823cm" svg:x="8.145cm" svg:y="3.135cm">
            <draw:text-box>
              <text:p>出荷関連画面</text:p>
            </draw:text-box>
          </draw:frame>
          <draw:line draw:z-index="13" draw:name="水平線 3" draw:style-name="gr3" draw:text-style-name="P1" svg:x1="8.121cm" svg:y1="5.552cm" svg:x2="9.853cm" svg:y2="5.552cm">
            <text:p/>
          </draw:line>
          <draw:line draw:z-index="14" draw:name="垂直線 3" draw:style-name="gr3" draw:text-style-name="P1" svg:x1="5.781cm" svg:y1="7.676cm" svg:x2="5.781cm" svg:y2="9.482cm">
            <text:p/>
          </draw:line>
          <draw:frame draw:z-index="15" draw:name="テキスト枠 3" draw:style-name="gr6" draw:text-style-name="P2" svg:width="3.8cm" svg:height="0.933cm" svg:x="3.22cm" svg:y="9.244cm">
            <draw:text-box>
              <text:p>アラート設定画面</text:p>
            </draw:text-box>
          </draw:frame>
          <draw:line draw:z-index="16" draw:name="水平線 4" draw:style-name="gr3" draw:text-style-name="P1" svg:x1="2.34cm" svg:y1="1.992cm" svg:x2="4.183cm" svg:y2="1.992cm">
            <text:p/>
          </draw:line>
        </table:shapes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5" office:value-type="string" calcext:value-type="string">
            <text:p>ログイン画面</text:p>
          </table:table-cell>
          <table:table-cell/>
          <table:table-cell table:style-name="ce25" office:value-type="string" calcext:value-type="string">
            <text:p>アカウント登録画面</text:p>
          </table:table-cell>
          <table:table-cell table:style-name="ce36" office:value-type="string" calcext:value-type="string">
            <text:p>ユーザー一覧・ユーザー編集画面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5" office:value-type="string" calcext:value-type="string">
            <text:p>翻訳設定画面</text:p>
          </table:table-cell>
          <table:table-cell/>
          <table:table-cell table:style-name="ce25" office:value-type="string" calcext:value-type="string">
            <text:p>ホーム画面</text:p>
          </table:table-cell>
          <table:table-cell/>
          <table:table-cell table:style-name="ce37" office:value-type="string" calcext:value-type="string">
            <text:p>商品一覧画面</text:p>
          </table:table-cell>
          <table:table-cell/>
          <table:table-cell table:style-name="ce37" office:value-type="string" calcext:value-type="string">
            <text:p>商品詳細／編集画面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37" office:value-type="string" calcext:value-type="string">
            <text:p>商品登録画面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 calcext:value-type="string">
            <text:p>圃場進捗記録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 calcext:value-type="string">
            <text:p>圃場作業記録</text:p>
          </table:table-cell>
          <table:table-cell/>
          <table:table-cell table:style-name="ce25" office:value-type="string" calcext:value-type="string">
            <text:p>出荷数記録表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 office:value-type="string" calcext:value-type="string">
            <text:p>圃場収穫状況記録</text:p>
          </table:table-cell>
          <table:table-cell/>
          <table:table-cell table:style-name="ce21" office:value-type="string" calcext:value-type="string">
            <text:p>注文記録表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圃場空き状況記録</text:p>
          </table:table-cell>
          <table:table-cell/>
          <table:table-cell table:style-name="ce21" office:value-type="string" calcext:value-type="string">
            <text:p>出荷進捗記録表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圃場別栽培日数記録</text:p>
          </table:table-cell>
          <table:table-cell/>
          <table:table-cell table:style-name="ce21" office:value-type="string" calcext:value-type="string">
            <text:p>出荷先別アラート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防除進捗記録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 calcext:value-type="string">
            <text:p>圃場場所地図表示・ログ機能</text:p>
          </table:table-cell>
          <table:table-cell table:number-columns-repeated="4"/>
          <table:table-cell office:value-type="string" calcext:value-type="string">
            <text:p>user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 office:value-type="string" calcext:value-type="string">
            <text:p>ストリートビューDL機能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table:style-name="ce36" office:value-type="string" calcext:value-type="string">
            <text:p>alert1</text:p>
          </table:table-cell>
          <table:table-cell table:style-name="ce36" office:value-type="string" calcext:value-type="string">
            <text:p>alert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21" office:value-type="string" calcext:value-type="string">
            <text:p>天気アラート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 calcext:value-type="string">
            <text:p>気温アラート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 calcext:value-type="string">
            <text:p>防除アラート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 calcext:value-type="string">
            <text:p>生育アラート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00/00/00</text:date>, <text:time style:data-style-name="N2" text:time-value="13:51:24.08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3:30:18.698000000</meta:creation-date>
    <dc:date>2024-12-04T08:39:09.368000000</dc:date>
    <meta:editing-duration>P2DT18H45M18S</meta:editing-duration>
    <meta:editing-cycles>7</meta:editing-cycles>
    <meta:generator>LibreOffice/7.5.7.1$Windows_X86_64 LibreOffice_project/47eb0cf7efbacdee9b19ae25d6752381ede23126</meta:generator>
    <meta:document-statistic meta:table-count="3" meta:cell-count="188" meta:object-count="17"/>
  </office:meta>
</office:document-meta>
</file>